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105cm" table:align="left"/>
    </style:style>
    <style:style style:name="Table1.A" style:family="table-column">
      <style:table-column-properties style:column-width="2.602cm"/>
    </style:style>
    <style:style style:name="Table1.B" style:family="table-column">
      <style:table-column-properties style:column-width="2.478cm"/>
    </style:style>
    <style:style style:name="Table1.D" style:family="table-column">
      <style:table-column-properties style:column-width="3.54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>
      <style:text-properties officeooo:rsid="0015a58a"/>
    </style:style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xcellent.<text:line-break/>Now we define the <text:span text:style-name="Strong_20_Emphasis">Timing Engine Architecture — Full Engineering Specification</text:span>.</text:p>
      <text:p text:style-name="Text_20_body">This engine is critical because it directly affects:</text:p>
      <text:list text:style-name="L20">
        <text:list-item>
          <text:p text:style-name="P23">Discipline measurement</text:p>
        </text:list-item>
        <text:list-item>
          <text:p text:style-name="P23">Hard mode enforcement</text:p>
        </text:list-item>
        <text:list-item>
          <text:p text:style-name="P23">Guess detection accuracy</text:p>
        </text:list-item>
        <text:list-item>
          <text:p text:style-name="P23">Risk state calculation</text:p>
        </text:list-item>
        <text:list-item>
          <text:p text:style-name="P23">Phase adherence</text:p>
        </text:list-item>
      </text:list>
      <text:p text:style-name="Text_20_body">This must be deterministic, mode-aware, and resistant to tampering.</text:p>
      <text:p text:style-name="Horizontal_20_Line"/>
      <text:h text:style-name="Heading_20_1" text:outline-level="1">🧠 OBJECTIVE</text:h>
      <text:p text:style-name="Text_20_body">The Timing Engine must:</text:p>
      <text:list text:style-name="L21">
        <text:list-item>
          <text:p text:style-name="P24">Enforce difficulty-based time windows</text:p>
        </text:list-item>
        <text:list-item>
          <text:p text:style-name="P24">Apply different behavior per mode</text:p>
        </text:list-item>
        <text:list-item>
          <text:p text:style-name="P24">Track violations</text:p>
        </text:list-item>
        <text:list-item>
          <text:p text:style-name="P24">Feed discipline &amp; risk engine</text:p>
        </text:list-item>
        <text:list-item>
          <text:p text:style-name="P24">Be server-authoritative</text:p>
        </text:list-item>
      </text:list>
      <text:p text:style-name="Horizontal_20_Line"/>
      <text:h text:style-name="Heading_20_1" text:outline-level="1">🧱 1️⃣ CORE CONCEPT</text:h>
      <text:p text:style-name="Text_20_body">Each question has:</text:p>
      <text:p text:style-name="Preformatted_20_Text"><text:span text:style-name="Source_20_Text">{</text:span></text:p>
      <text:p text:style-name="Preformatted_20_Text"><text:span text:style-name="Source_20_Text"><text:s text:c="2"/>difficulty: "Easy | Medium | Hard"</text:span></text:p>
      <text:p text:style-name="P1"><text:span text:style-name="Source_20_Text">}</text:span></text:p>
      <text:p text:style-name="Text_20_body">Each test template stores:</text:p>
      <text:p text:style-name="Preformatted_20_Text"><text:span text:style-name="Source_20_Text">{</text:span></text:p>
      <text:p text:style-name="Preformatted_20_Text"><text:span text:style-name="Source_20_Text"><text:s text:c="2"/>timingProfile: {</text:span></text:p>
      <text:p text:style-name="Preformatted_20_Text"><text:span text:style-name="Source_20_Text"><text:s text:c="4"/>easy: <text:s text:c="2"/>{ min: 30, <text:s/>max: 60 },</text:span></text:p>
      <text:p text:style-name="Preformatted_20_Text"><text:span text:style-name="Source_20_Text"><text:s text:c="4"/>medium: { min: 60, <text:s/>max: 150 },</text:span></text:p>
      <text:p text:style-name="Preformatted_20_Text"><text:span text:style-name="Source_20_Text"><text:s text:c="4"/>hard: <text:s text:c="2"/>{ min: 150, max: 210 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Values are in seconds.</text:p>
      <text:p text:style-name="Text_20_body">TimingProfileSnapshot is stored in:</text:p>
      <text:list text:style-name="L22">
        <text:list-item>
          <text:p text:style-name="P25">test template</text:p>
        </text:list-item>
        <text:list-item>
          <text:p text:style-name="P25"><text:soft-page-break/>run</text:p>
        </text:list-item>
        <text:list-item>
          <text:p text:style-name="P25">session</text:p>
        </text:list-item>
      </text:list>
      <text:p text:style-name="Text_20_body">Never compute from live config during exam.</text:p>
      <text:p text:style-name="Horizontal_20_Line"/>
      <text:h text:style-name="Heading_20_1" text:outline-level="1">🧮 2️⃣ DIFFICULTY-BASED TIMING WINDOWS</text:h>
      <text:p text:style-name="Text_20_body">At session start:</text:p>
      <text:p text:style-name="Text_20_body">Load:</text:p>
      <text:p text:style-name="P1"><text:span text:style-name="Source_20_Text">timingProfileSnapshot</text:span></text:p>
      <text:p text:style-name="Text_20_body">For each question:</text:p>
      <text:p text:style-name="Preformatted_20_Text"><text:span text:style-name="Source_20_Text">const minTime = timingProfile[difficulty].min</text:span></text:p>
      <text:p text:style-name="P1"><text:span text:style-name="Source_20_Text">const maxTime = timingProfile[difficulty].max</text:span></text:p>
      <text:p text:style-name="Text_20_body">These values remain constant during session.</text:p>
      <text:p text:style-name="Horizontal_20_Line"/>
      <text:h text:style-name="Heading_20_1" text:outline-level="1">⏱ 3️⃣ TIME TRACKING MODEL</text:h>
      <text:p text:style-name="Text_20_body">For each question:</text:p>
      <text:p text:style-name="Text_20_body">Track:</text:p>
      <text:p text:style-name="Preformatted_20_Text"><text:span text:style-name="Source_20_Text">{</text:span></text:p>
      <text:p text:style-name="Preformatted_20_Text"><text:span text:style-name="Source_20_Text"><text:s text:c="2"/>enteredAt,</text:span></text:p>
      <text:p text:style-name="Preformatted_20_Text"><text:span text:style-name="Source_20_Text"><text:s text:c="2"/>exitedAt,</text:span></text:p>
      <text:p text:style-name="Preformatted_20_Text"><text:span text:style-name="Source_20_Text"><text:s text:c="2"/>cumulativeTimeSpent,</text:span></text:p>
      <text:p text:style-name="Preformatted_20_Text"><text:span text:style-name="Source_20_Text"><text:s text:c="2"/>lastEntryTimestamp</text:span></text:p>
      <text:p text:style-name="P1"><text:span text:style-name="Source_20_Text">}</text:span></text:p>
      <text:p text:style-name="Text_20_body">Time must accumulate across revisits.</text:p>
      <text:p text:style-name="Text_20_body">Time is tracked:</text:p>
      <text:list text:style-name="L23">
        <text:list-item>
          <text:p text:style-name="P26">On question load</text:p>
        </text:list-item>
        <text:list-item>
          <text:p text:style-name="P26">On question navigation</text:p>
        </text:list-item>
        <text:list-item>
          <text:p text:style-name="P26">On submit</text:p>
        </text:list-item>
      </text:list>
      <text:p text:style-name="Text_20_body">Client tracks provisional time<text:line-break/>Server validates on submission</text:p>
      <text:p text:style-name="Horizontal_20_Line"/>
      <text:h text:style-name="Heading_20_1" text:outline-level="1"><text:soft-page-break/>🔐 4️⃣ MINTIME ENFORCEMENT</text:h>
      <text:p text:style-name="Text_20_body">MinTime prevents:</text:p>
      <text:list text:style-name="L24">
        <text:list-item>
          <text:p text:style-name="P27">Rapid guessing</text:p>
        </text:list-item>
        <text:list-item>
          <text:p text:style-name="P27">Impulsive answer spamming</text:p>
        </text:list-item>
      </text:list>
      <text:p text:style-name="Horizontal_20_Line"/>
      <text:h text:style-name="Heading_20_2" text:outline-level="2">🟢 L0</text:h>
      <text:p text:style-name="Text_20_body">No MinTime enforcement.</text:p>
      <text:p text:style-name="Horizontal_20_Line"/>
      <text:h text:style-name="Heading_20_2" text:outline-level="2">🟡 L1 (Diagnostic)</text:h>
      <text:p text:style-name="Text_20_body">MinTime is NOT enforced.<text:line-break/>But violation recorded:</text:p>
      <text:p text:style-name="P1"><text:span text:style-name="Source_20_Text">if timeSpent &lt; minTime → record potential guess</text:span></text:p>
      <text:p text:style-name="Text_20_body">No blocking.</text:p>
      <text:p text:style-name="Horizontal_20_Line"/>
      <text:h text:style-name="Heading_20_2" text:outline-level="2">🔵 L2 (Controlled Mode)</text:h>
      <text:p text:style-name="Text_20_body">MinTime soft enforcement:</text:p>
      <text:p text:style-name="Text_20_body">If timeSpent &lt; minTime:</text:p>
      <text:list text:style-name="L25">
        <text:list-item>
          <text:p text:style-name="P28">Disable Save &amp; Next until minTime reached<text:line-break/>OR</text:p>
        </text:list-item>
        <text:list-item>
          <text:p text:style-name="P28">Show modal warning if answer selected too early</text:p>
        </text:list-item>
      </text:list>
      <text:p text:style-name="Text_20_body">Recommended approach:</text:p>
      <text:p text:style-name="Text_20_body">Disable Save &amp; Next until minTime satisfied.</text:p>
      <text:p text:style-name="Text_20_body">Edge case:<text:line-break/>If student tries to leave → show warning:</text:p>
      <text:p text:style-name="Text_20_body">“Minimum recommended time not reached.”</text:p>
      <text:p text:style-name="Text_20_body">No hard blocking beyond 1 confirmation.</text:p>
      <text:p text:style-name="Horizontal_20_Line"/>
      <text:h text:style-name="Heading_20_2" text:outline-level="2">🔴 Hard Mode</text:h>
      <text:p text:style-name="Text_20_body">MinTime strict enforcement:</text:p>
      <text:list text:style-name="L26">
        <text:list-item>
          <text:p text:style-name="P29">Save &amp; Next disabled</text:p>
        </text:list-item>
        <text:list-item>
          <text:p text:style-name="P29"><text:soft-page-break/>Navigation blocked until minTime reached</text:p>
        </text:list-item>
        <text:list-item>
          <text:p text:style-name="P29">Cannot bypass</text:p>
        </text:list-item>
      </text:list>
      <text:p text:style-name="Horizontal_20_Line"/>
      <text:h text:style-name="Heading_20_1" text:outline-level="1">⏲ 5️⃣ MAXTIME ENFORCEMENT</text:h>
      <text:p text:style-name="Text_20_body">MaxTime prevents:</text:p>
      <text:list text:style-name="L27">
        <text:list-item>
          <text:p text:style-name="P30">Overthinking</text:p>
        </text:list-item>
        <text:list-item>
          <text:p text:style-name="P30">Discipline breakdown</text:p>
        </text:list-item>
        <text:list-item>
          <text:p text:style-name="P30">Hard fixation</text:p>
        </text:list-item>
      </text:list>
      <text:p text:style-name="Horizontal_20_Line"/>
      <text:h text:style-name="Heading_20_2" text:outline-level="2">🟢 L0</text:h>
      <text:p text:style-name="Text_20_body">No MaxTime.</text:p>
      <text:p text:style-name="Horizontal_20_Line"/>
      <text:h text:style-name="Heading_20_2" text:outline-level="2">🟡 L1</text:h>
      <text:p text:style-name="Text_20_body">No MaxTime enforcement.<text:line-break/>Overstay logged.</text:p>
      <text:p text:style-name="Horizontal_20_Line"/>
      <text:h text:style-name="Heading_20_2" text:outline-level="2">🔵 L2 (Controlled Mode)</text:h>
      <text:p text:style-name="Text_20_body">MaxTime advisory only.</text:p>
      <text:p text:style-name="Text_20_body">If timeSpent &gt; maxTime:</text:p>
      <text:list text:style-name="L28">
        <text:list-item>
          <text:p text:style-name="P31">Show warning banner</text:p>
        </text:list-item>
        <text:list-item>
          <text:p text:style-name="P31">Suggest move on</text:p>
        </text:list-item>
      </text:list>
      <text:p text:style-name="Text_20_body">No forced lock.</text:p>
      <text:p text:style-name="Horizontal_20_Line"/>
      <text:h text:style-name="Heading_20_2" text:outline-level="2">🔴 Hard Mode</text:h>
      <text:p text:style-name="Text_20_body">Strict enforcement:</text:p>
      <text:p text:style-name="Text_20_body">If cumulativeTimeSpent &gt;= maxTime:</text:p>
      <text:list text:style-name="L29">
        <text:list-item>
          <text:p text:style-name="P32">Auto-lock question</text:p>
        </text:list-item>
        <text:list-item>
          <text:p text:style-name="P32">Auto-save current answer</text:p>
        </text:list-item>
        <text:list-item>
          <text:p text:style-name="P32">Disable further edits</text:p>
        </text:list-item>
        <text:list-item>
          <text:p text:style-name="P32"><text:soft-page-break/>Force navigation</text:p>
        </text:list-item>
      </text:list>
      <text:p text:style-name="Text_20_body">Optional config:</text:p>
      <text:list text:style-name="L30">
        <text:list-item>
          <text:p text:style-name="P33">No revisit allowed</text:p>
        </text:list-item>
      </text:list>
      <text:p text:style-name="Horizontal_20_Line"/>
      <text:h text:style-name="Heading_20_1" text:outline-level="1">🔁 6️⃣ MODE-BASED RESTRICTION MATRIX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Table_20_Heading">Mode</text:p>
            </table:table-cell>
            <table:table-cell table:style-name="Table1.A1" office:value-type="string">
              <text:p text:style-name="Table_20_Heading">MinTime</text:p>
            </table:table-cell>
            <table:table-cell table:style-name="Table1.A1" office:value-type="string">
              <text:p text:style-name="Table_20_Heading">MaxTime</text:p>
            </table:table-cell>
            <table:table-cell table:style-name="Table1.A1" office:value-type="string">
              <text:p text:style-name="Table_20_Heading">Navigation</text:p>
            </table:table-cell>
          </table:table-row>
        </table:table-header-rows>
        <table:table-row>
          <table:table-cell table:style-name="Table1.A1" office:value-type="string">
            <text:p text:style-name="Table_20_Contents">L0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Free</text:p>
          </table:table-cell>
        </table:table-row>
        <table:table-row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Track only</text:p>
          </table:table-cell>
          <table:table-cell table:style-name="Table1.A1" office:value-type="string">
            <text:p text:style-name="Table_20_Contents">Track only</text:p>
          </table:table-cell>
          <table:table-cell table:style-name="Table1.A1" office:value-type="string">
            <text:p text:style-name="Table_20_Contents">Free</text:p>
          </table:table-cell>
        </table:table-row>
        <table:table-row>
          <table:table-cell table:style-name="Table1.A1" office:value-type="string">
            <text:p text:style-name="Table_20_Contents">L2 Controlled</text:p>
          </table:table-cell>
          <table:table-cell table:style-name="Table1.A1" office:value-type="string">
            <text:p text:style-name="Table_20_Contents">Soft enforce</text:p>
          </table:table-cell>
          <table:table-cell table:style-name="Table1.A1" office:value-type="string">
            <text:p text:style-name="Table_20_Contents">Advisory</text:p>
          </table:table-cell>
          <table:table-cell table:style-name="Table1.A1" office:value-type="string">
            <text:p text:style-name="Table_20_Contents">Free</text:p>
          </table:table-cell>
        </table:table-row>
        <table:table-row>
          <table:table-cell table:style-name="Table1.A1" office:value-type="string">
            <text:p text:style-name="Table_20_Contents">L2 Hard</text:p>
          </table:table-cell>
          <table:table-cell table:style-name="Table1.A1" office:value-type="string">
            <text:p text:style-name="Table_20_Contents">Strict enforce</text:p>
          </table:table-cell>
          <table:table-cell table:style-name="Table1.A1" office:value-type="string">
            <text:p text:style-name="Table_20_Contents">Strict enforce</text:p>
          </table:table-cell>
          <table:table-cell table:style-name="Table1.A1" office:value-type="string">
            <text:p text:style-name="Table_20_Contents">Sequential optional</text:p>
          </table:table-cell>
        </table:table-row>
      </table:table>
      <text:p text:style-name="Horizontal_20_Line"/>
      <text:h text:style-name="Heading_20_1" text:outline-level="1">🧱 7️⃣ SERVER VALIDATION RULES</text:h>
      <text:p text:style-name="Text_20_body">On answer batch write:</text:p>
      <text:p text:style-name="Text_20_body">Server checks:</text:p>
      <text:p text:style-name="P1"><text:span text:style-name="Source_20_Text">if session.status != active → reject</text:span></text:p>
      <text:p text:style-name="Text_20_body">Server stores cumulativeTimeSpent.</text:p>
      <text:p text:style-name="Text_20_body">On submission:</text:p>
      <text:p text:style-name="Text_20_body">Server recomputes:</text:p>
      <text:p text:style-name="Preformatted_20_Text"><text:span text:style-name="Source_20_Text">minTimeViolationPercent</text:span></text:p>
      <text:p text:style-name="P1"><text:span text:style-name="Source_20_Text">maxTimeViolationPercent</text:span></text:p>
      <text:p text:style-name="Text_20_body">Server must not trust client timing blindly.</text:p>
      <text:p text:style-name="Horizontal_20_Line"/>
      <text:h text:style-name="Heading_20_1" text:outline-level="1">🧮 8️⃣ VIOLATION METRICS CALCULATION</text:h>
      <text:p text:style-name="Text_20_body">For session:</text:p>
      <text:p text:style-name="Preformatted_20_Text"><text:span text:style-name="Source_20_Text">minTimeViolations = count(timeSpent &lt; minTime)</text:span></text:p>
      <text:p text:style-name="P1"><text:span text:style-name="Source_20_Text">maxTimeViolations = count(timeSpent &gt; maxTime)</text:span></text:p>
      <text:p text:style-name="Text_20_body">Percentages:</text:p>
      <text:p text:style-name="P1"><text:span text:style-name="Source_20_Text">minTimeViolationPercent = (minTimeViolations / totalQuestions) * 100</text:span></text:p>
      <text:p text:style-name="Text_20_body"><text:soft-page-break/>Stored in session doc.</text:p>
      <text:p text:style-name="Text_20_body">Feeds discipline engine.</text:p>
      <text:p text:style-name="Horizontal_20_Line"/>
      <text:h text:style-name="Heading_20_1" text:outline-level="1">🧠 9️⃣ DISCIPLINE INDEX INTEGRATION</text:h>
      <text:p text:style-name="Text_20_body">Timing influences:</text:p>
      <text:list text:style-name="L31">
        <text:list-item>
          <text:p text:style-name="P34">GuessWeight</text:p>
        </text:list-item>
        <text:list-item>
          <text:p text:style-name="P34">OverstayWeight</text:p>
        </text:list-item>
        <text:list-item>
          <text:p text:style-name="P34">PhaseDeviationWeight</text:p>
        </text:list-item>
      </text:list>
      <text:p text:style-name="Text_20_body">Discipline index example:</text:p>
      <text:p text:style-name="Preformatted_20_Text"><text:span text:style-name="Source_20_Text">disciplineIndex =</text:span></text:p>
      <text:p text:style-name="Preformatted_20_Text"><text:span text:style-name="Source_20_Text"><text:s text:c="2"/>100</text:span></text:p>
      <text:p text:style-name="Preformatted_20_Text"><text:span text:style-name="Source_20_Text"><text:s text:c="2"/>- (minTimeViolationPercent * guessWeight)</text:span></text:p>
      <text:p text:style-name="P1"><text:span text:style-name="Source_20_Text"><text:s text:c="2"/>- (maxTimeViolationPercent * overstayWeight)</text:span></text:p>
      <text:p text:style-name="Text_20_body">Weights come from calibration.</text:p>
      <text:p text:style-name="Horizontal_20_Line"/>
      <text:h text:style-name="Heading_20_1" text:outline-level="1">🔄 🔟 PHASE ENGINE INTERACTION</text:h>
      <text:p text:style-name="Text_20_body">Each phase has time boundary:</text:p>
      <text:p text:style-name="Preformatted_20_Text"><text:span text:style-name="Source_20_Text">Phase 1 = 40% of total time</text:span></text:p>
      <text:p text:style-name="Preformatted_20_Text"><text:span text:style-name="Source_20_Text">Phase 2 = 45%</text:span></text:p>
      <text:p text:style-name="P1"><text:span text:style-name="Source_20_Text">Phase 3 = 15%</text:span></text:p>
      <text:p text:style-name="Text_20_body">If student stays on Hard question during Phase 1:</text:p>
      <text:p text:style-name="Text_20_body">Timing engine flags phase violation.</text:p>
      <text:p text:style-name="Text_20_body">This feeds phaseAdherencePercent.</text:p>
      <text:p text:style-name="Horizontal_20_Line"/>
      <text:h text:style-name="Heading_20_1" text:outline-level="1">⚠ 1️⃣1️⃣ EDGE CASES</text:h>
      <text:h text:style-name="Heading_20_3" text:outline-level="3">Case 1: Student leaves tab idle</text:h>
      <text:p text:style-name="Text_20_body">Use:</text:p>
      <text:list text:style-name="L32">
        <text:list-item>
          <text:p text:style-name="P35">Visibility API</text:p>
        </text:list-item>
        <text:list-item>
          <text:p text:style-name="P35">Pause timing if tab hidden (optional)</text:p>
        </text:list-item>
      </text:list>
      <text:p text:style-name="Text_20_body">Server must validate extreme anomalies.</text:p>
      <text:p text:style-name="Horizontal_20_Line"/>
      <text:h text:style-name="Heading_20_3" text:outline-level="3"><text:soft-page-break/>Case 2: Student refreshes page</text:h>
      <text:p text:style-name="Text_20_body">Restore:</text:p>
      <text:list text:style-name="L33">
        <text:list-item>
          <text:p text:style-name="P36">cumulativeTimeSpent</text:p>
        </text:list-item>
        <text:list-item>
          <text:p text:style-name="P36">lastEntryTimestamp</text:p>
        </text:list-item>
      </text:list>
      <text:p text:style-name="Text_20_body">Time continues from server clock.</text:p>
      <text:p text:style-name="Horizontal_20_Line"/>
      <text:h text:style-name="Heading_20_3" text:outline-level="3">Case 3: Network disconnect</text:h>
      <text:p text:style-name="Text_20_body">Client continues tracking locally.<text:line-break/>Sync on reconnect.</text:p>
      <text:p text:style-name="Horizontal_20_Line"/>
      <text:h text:style-name="Heading_20_1" text:outline-level="1">🧱 1️⃣2️⃣ STORAGE CONTRACT</text:h>
      <text:p text:style-name="Text_20_body">Inside session:</text:p>
      <text:p text:style-name="Preformatted_20_Text"><text:span text:style-name="Source_20_Text">{</text:span></text:p>
      <text:p text:style-name="Preformatted_20_Text"><text:span text:style-name="Source_20_Text"><text:s text:c="2"/>questionTimeMap: {</text:span></text:p>
      <text:p text:style-name="Preformatted_20_Text"><text:span text:style-name="Source_20_Text"><text:s text:c="4"/>questionId: {</text:span></text:p>
      <text:p text:style-name="Preformatted_20_Text"><text:span text:style-name="Source_20_Text"><text:s text:c="6"/>cumulativeTimeSpent: number,</text:span></text:p>
      <text:p text:style-name="Preformatted_20_Text"><text:span text:style-name="Source_20_Text"><text:s text:c="6"/>minTime: number,</text:span></text:p>
      <text:p text:style-name="Preformatted_20_Text"><text:span text:style-name="Source_20_Text"><text:s text:c="6"/>maxTime: number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Never rely on template after session starts.</text:p>
      <text:p text:style-name="Text_20_body">Snapshot must live inside session.</text:p>
      <text:p text:style-name="Horizontal_20_Line"/>
      <text:h text:style-name="Heading_20_1" text:outline-level="1">🔐 1️⃣3️⃣ TAMPER PROTECTION</text:h>
      <text:p text:style-name="Text_20_body">Prevent client manipulation by:</text:p>
      <text:list text:style-name="L34">
        <text:list-item>
          <text:p text:style-name="P37">Using server timestamp</text:p>
        </text:list-item>
        <text:list-item>
          <text:p text:style-name="P37">Validating negative time</text:p>
        </text:list-item>
        <text:list-item>
          <text:p text:style-name="P37">Rejecting extreme time deltas</text:p>
        </text:list-item>
        <text:list-item>
          <text:p text:style-name="P37">Enforcing session start/end window</text:p>
        </text:list-item>
      </text:list>
      <text:p text:style-name="Text_20_body">If client reports timeSpent &gt; totalSessionTime → reject.</text:p>
      <text:p text:style-name="Horizontal_20_Line"/>
      <text:h text:style-name="Heading_20_1" text:outline-level="1"><text:soft-page-break/>🎯 FINAL TIMING ENGINE SUMMARY</text:h>
      <text:p text:style-name="Text_20_body">You now have:</text:p>
      <text:p text:style-name="Text_20_body">✔ Difficulty-based timing windows<text:line-break/>✔ Snapshot-based timing profile<text:line-break/>✔ Mode-based enforcement matrix<text:line-break/>✔ MinTime logic<text:line-break/>✔ MaxTime logic<text:line-break/>✔ Soft vs hard enforcement<text:line-break/>✔ Phase interaction<text:line-break/>✔ Discipline integration<text:line-break/>✔ Server validation<text:line-break/>✔ Violation metrics<text:line-break/>✔ Offline-safe design</text:p>
      <text:p text:style-name="Text_20_body">This is production-grade timing architecture.</text:p>
      <text:p text:style-name="Horizontal_20_Line"/>
      <text:p text:style-name="Text_20_body">Next intelligence layer:</text:p>
      <text:p text:style-name="Text_20_body">🧠 <text:span text:style-name="Strong_20_Emphasis">Pattern Engine Rule Architecture (Deep Behavioral Spec)</text:span></text:p>
      <text:p text:style-name="Text_20_body">This transforms metrics into risk states.</text:p>
      <text:p text:style-name="Text_20_body">Proceed?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2:46:05.456750533</dc:date>
    <meta:editing-duration>PT19M54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8" meta:paragraph-count="205" meta:word-count="762" meta:character-count="4974" meta:non-whitespace-character-count="4392"/>
  </office:meta>
</office:document-meta>
</file>